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move_item_query</text:p>
          </table:table-cell>
          <table:table-cell office:value-type="string">
            <text:p>item_id, building_id, slot_grou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move_item</text:p>
          </table:table-cell>
          <table:table-cell office:value-type="string">
            <text:p>spaceship_id, item_id, target_building_id, target_slot_group_id</text:p>
          </table:table-cell>
        </table:table-row>
        <table:table-row table:style-name="ro2" table:number-rows-repeated="1048551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18:18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2-17T18:32:12</dc:date>
    <meta:editing-duration>PT2H39M38S</meta:editing-duration>
    <meta:editing-cycles>30</meta:editing-cycles>
    <meta:document-statistic meta:table-count="1" meta:cell-count="66" meta:object-count="0"/>
  </office:meta>
</office:document-meta>
</file>